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3893" officeooo:paragraph-rsid="00103893"/>
    </style:style>
    <style:style style:name="P2" style:family="paragraph" style:parent-style-name="Standard">
      <style:paragraph-properties fo:text-align="start" style:justify-single-word="false"/>
      <style:text-properties officeooo:rsid="00103893" officeooo:paragraph-rsid="00103ead"/>
    </style:style>
    <style:style style:name="P3" style:family="paragraph" style:parent-style-name="Standard">
      <style:paragraph-properties fo:text-align="start" style:justify-single-word="false"/>
      <style:text-properties officeooo:rsid="00103893" officeooo:paragraph-rsid="0011d766"/>
    </style:style>
    <style:style style:name="P4" style:family="paragraph" style:parent-style-name="Standard">
      <style:paragraph-properties fo:text-align="start" style:justify-single-word="false"/>
      <style:text-properties officeooo:rsid="00103893" officeooo:paragraph-rsid="001393a2"/>
    </style:style>
    <style:style style:name="P5" style:family="paragraph" style:parent-style-name="Standard">
      <style:paragraph-properties fo:text-align="start" style:justify-single-word="false"/>
      <style:text-properties officeooo:rsid="00103893" officeooo:paragraph-rsid="001331f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3893" officeooo:paragraph-rsid="001038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31f6" officeooo:paragraph-rsid="001393a2"/>
    </style:style>
    <style:style style:name="P8" style:family="paragraph" style:parent-style-name="Standard">
      <style:paragraph-properties fo:text-align="start" style:justify-single-word="false"/>
      <style:text-properties officeooo:rsid="0016c739" officeooo:paragraph-rsid="0016c739"/>
    </style:style>
    <style:style style:name="P9" style:family="paragraph" style:parent-style-name="Standard">
      <style:paragraph-properties fo:text-align="start" style:justify-single-word="false"/>
      <style:text-properties officeooo:rsid="0016c739" officeooo:paragraph-rsid="0017e496"/>
    </style:style>
    <style:style style:name="P10" style:family="paragraph" style:parent-style-name="Standard">
      <style:paragraph-properties fo:text-align="start" style:justify-single-word="false"/>
      <style:text-properties officeooo:rsid="0016c739" officeooo:paragraph-rsid="001ce4df"/>
    </style:style>
    <style:style style:name="P11" style:family="paragraph" style:parent-style-name="Standard">
      <style:paragraph-properties fo:text-align="start" style:justify-single-word="false"/>
      <style:text-properties officeooo:rsid="001b49fc" officeooo:paragraph-rsid="001b49f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03893" officeooo:paragraph-rsid="0010389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03893" officeooo:paragraph-rsid="00103ead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03893" officeooo:paragraph-rsid="0011d76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1d766" officeooo:paragraph-rsid="0011d76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331f6" officeooo:paragraph-rsid="001331f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331f6" officeooo:paragraph-rsid="001393a2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6c739" officeooo:paragraph-rsid="0016c739"/>
    </style:style>
    <style:style style:name="P19" style:family="paragraph" style:parent-style-name="Standard">
      <style:paragraph-properties fo:text-align="start" style:justify-single-word="false"/>
      <style:text-properties officeooo:rsid="0016c739" officeooo:paragraph-rsid="001de5b0"/>
    </style:style>
    <style:style style:name="P20" style:family="paragraph" style:parent-style-name="Standard">
      <style:paragraph-properties fo:text-align="start" style:justify-single-word="false"/>
      <style:text-properties officeooo:rsid="0016c739" officeooo:paragraph-rsid="001f5865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7e496" officeooo:paragraph-rsid="0017e496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ce4df" officeooo:paragraph-rsid="001ce4df"/>
    </style:style>
    <style:style style:name="P23" style:family="paragraph" style:parent-style-name="Standard">
      <style:paragraph-properties fo:text-align="start" style:justify-single-word="false"/>
      <style:text-properties officeooo:rsid="001ce4df" officeooo:paragraph-rsid="001ce4df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e064f" officeooo:paragraph-rsid="001e064f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e064f" officeooo:paragraph-rsid="001f5865"/>
    </style:style>
    <style:style style:name="P26" style:family="paragraph" style:parent-style-name="Standard">
      <style:paragraph-properties fo:text-align="start" style:justify-single-word="false"/>
      <style:text-properties officeooo:rsid="001e064f" officeooo:paragraph-rsid="001e064f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f5865" officeooo:paragraph-rsid="001f5865"/>
    </style:style>
    <style:style style:name="T1" style:family="text">
      <style:text-properties officeooo:rsid="00103ead"/>
    </style:style>
    <style:style style:name="T2" style:family="text">
      <style:text-properties officeooo:rsid="0011d766"/>
    </style:style>
    <style:style style:name="T3" style:family="text">
      <style:text-properties officeooo:rsid="001331f6"/>
    </style:style>
    <style:style style:name="T4" style:family="text">
      <style:text-properties officeooo:rsid="001393a2"/>
    </style:style>
    <style:style style:name="T5" style:family="text">
      <style:text-properties officeooo:rsid="0017e496"/>
    </style:style>
    <style:style style:name="T6" style:family="text">
      <style:text-properties officeooo:rsid="001ce4df"/>
    </style:style>
    <style:style style:name="T7" style:family="text">
      <style:text-properties officeooo:rsid="001de5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DO list requirements</text:p>
      <text:p text:style-name="P1"/>
      <text:p text:style-name="P1">V1</text:p>
      <text:p text:style-name="P1"/>
      <text:list xml:id="list2531487004" text:style-name="L1">
        <text:list-item>
          <text:p text:style-name="P12">It should have a place to store todos</text:p>
        </text:list-item>
        <text:list-item>
          <text:p text:style-name="P12">It should have a way to display todos</text:p>
        </text:list-item>
        <text:list-item>
          <text:p text:style-name="P12">It should have a way to add new todos</text:p>
        </text:list-item>
        <text:list-item>
          <text:p text:style-name="P12">It should have a way to change a todo</text:p>
        </text:list-item>
        <text:list-item>
          <text:p text:style-name="P12">It should have a way to delete a todo</text:p>
        </text:list-item>
      </text:list>
      <text:p text:style-name="P1"/>
      <text:p text:style-name="P2">V<text:span text:style-name="T1">2</text:span></text:p>
      <text:p text:style-name="P2"/>
      <text:list xml:id="list212618703844161" text:continue-numbering="true" text:style-name="L1">
        <text:list-item>
          <text:p text:style-name="P13">It should have a <text:span text:style-name="T1">function </text:span>to display todos</text:p>
        </text:list-item>
        <text:list-item>
          <text:p text:style-name="P13">It should have a <text:span text:style-name="T1">function</text:span> to add new todos</text:p>
        </text:list-item>
        <text:list-item>
          <text:p text:style-name="P13">It should have a <text:span text:style-name="T1">function</text:span> to change a todo</text:p>
        </text:list-item>
        <text:list-item>
          <text:p text:style-name="P13">It should have a <text:span text:style-name="T1">function</text:span> to delete a todo</text:p>
        </text:list-item>
      </text:list>
      <text:p text:style-name="P2"/>
      <text:p text:style-name="P3">V<text:span text:style-name="T2">3</text:span></text:p>
      <text:list xml:id="list212616635519775" text:continue-numbering="true" text:style-name="L1">
        <text:list-item>
          <text:p text:style-name="P15">It should store the todos on an object</text:p>
        </text:list-item>
        <text:list-item>
          <text:p text:style-name="P14">It should have a <text:s/>display<text:span text:style-name="T2">T</text:span>odos <text:span text:style-name="T2">method</text:span></text:p>
        </text:list-item>
        <text:list-item>
          <text:p text:style-name="P14">It should have a <text:span text:style-name="T2">addTodo method</text:span></text:p>
        </text:list-item>
        <text:list-item>
          <text:p text:style-name="P14">It should have a <text:span text:style-name="T2">changeTodo method</text:span></text:p>
        </text:list-item>
        <text:list-item>
          <text:p text:style-name="P14">It should have a <text:span text:style-name="T2">deleteTodo method</text:span></text:p>
        </text:list-item>
      </text:list>
      <text:p text:style-name="P3"/>
      <text:p text:style-name="P5">V<text:span text:style-name="T3">4</text:span></text:p>
      <text:list xml:id="list212618075697352" text:continue-numbering="true" text:style-name="L1">
        <text:list-item>
          <text:p text:style-name="P16">todoList.addTodo should add objects</text:p>
        </text:list-item>
        <text:list-item>
          <text:p text:style-name="P16">todoList.changeTodo should change the todoText property</text:p>
        </text:list-item>
        <text:list-item>
          <text:p text:style-name="P16">todoList.toggleCompleted should change the completed property</text:p>
        </text:list-item>
      </text:list>
      <text:p text:style-name="P5"/>
      <text:p text:style-name="P4">V<text:span text:style-name="T4">5</text:span></text:p>
      <text:list xml:id="list212617873825205" text:continue-numbering="true" text:style-name="L1">
        <text:list-item>
          <text:p text:style-name="P17">.<text:span text:style-name="T4">displayTodos should show .todoText</text:span></text:p>
        </text:list-item>
        <text:list-item>
          <text:p text:style-name="P17">.<text:span text:style-name="T4">displayTodos should teel you if .todos is empty</text:span></text:p>
        </text:list-item>
        <text:list-item>
          <text:p text:style-name="P17">.<text:span text:style-name="T4">displayTodos should show .completed</text:span></text:p>
        </text:list-item>
      </text:list>
      <text:p text:style-name="P7"/>
      <text:p text:style-name="P8">V6</text:p>
      <text:list xml:id="list2953894316" text:style-name="L2">
        <text:list-item>
          <text:p text:style-name="P18">.toggleAll: if everything’s true, make everything false</text:p>
        </text:list-item>
        <text:list-item>
          <text:p text:style-name="P18">.toggleAll: Otherwise, make everything true</text:p>
        </text:list-item>
      </text:list>
      <text:p text:style-name="P8"/>
      <text:p text:style-name="P9">V<text:span text:style-name="T5">7</text:span></text:p>
      <text:list xml:id="list212617557027354" text:continue-numbering="true" text:style-name="L2">
        <text:list-item>
          <text:p text:style-name="P21">There should be a Display todos button and a toggle all button</text:p>
        </text:list-item>
        <text:list-item>
          <text:p text:style-name="P21">Clicking Display todos should run todoList.displayTodos</text:p>
        </text:list-item>
        <text:list-item>
          <text:p text:style-name="P21">Clicking Toggle all should run todoList.toggleAll</text:p>
        </text:list-item>
      </text:list>
      <text:p text:style-name="P4"/>
      <text:p text:style-name="P11"/>
      <text:p text:style-name="P11"/>
      <text:p text:style-name="P10">V<text:span text:style-name="T6">9</text:span></text:p>
      <text:list xml:id="list212617529148090" text:continue-numbering="true" text:style-name="L2">
        <text:list-item>
          <text:p text:style-name="P22">There should be an li element for every todo</text:p>
        </text:list-item>
        <text:list-item>
          <text:p text:style-name="P22">each li element should contain .todoText</text:p>
        </text:list-item>
        <text:list-item>
          <text:p text:style-name="P22">each li element should contain .completed</text:p>
        </text:list-item>
      </text:list>
      <text:p text:style-name="P23"/>
      <text:p text:style-name="P23"/>
      <text:p text:style-name="P23"/>
      <text:p text:style-name="P19"><text:soft-page-break/>V<text:span text:style-name="T7">10</text:span></text:p>
      <text:list xml:id="list212617233635675" text:continue-numbering="true" text:style-name="L2">
        <text:list-item>
          <text:p text:style-name="P24">There should be a way to create delete buttons</text:p>
        </text:list-item>
        <text:list-item>
          <text:p text:style-name="P24">There should be a delete button for each todo</text:p>
        </text:list-item>
        <text:list-item>
          <text:p text:style-name="P24">Each li should have an id that has the todo position</text:p>
        </text:list-item>
        <text:list-item>
          <text:p text:style-name="P24">Delete buttons should have access to the todo id</text:p>
        </text:list-item>
        <text:list-item>
          <text:p text:style-name="P24">Clicking delete should update todoList.todos and the DOM</text:p>
        </text:list-item>
      </text:list>
      <text:p text:style-name="P26"/>
      <text:p text:style-name="P20">V<text:span text:style-name="T7">11</text:span></text:p>
      <text:list xml:id="list212618418664752" text:continue-numbering="true" text:style-name="L2">
        <text:list-item>
          <text:p text:style-name="P27">todoList.toggleAll should use forEach</text:p>
        </text:list-item>
        <text:list-item>
          <text:p text:style-name="P27">view.displayTodos should use forEa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02.236000000</meta:creation-date>
    <dc:date>2019-01-21T21:26:16.483000000</dc:date>
    <meta:editing-duration>PT7H33M50S</meta:editing-duration>
    <meta:editing-cycles>12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6" meta:word-count="301" meta:character-count="1585" meta:non-whitespace-character-count="1364"/>
  </office:meta>
</office:document-meta>
</file>